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341" officeooo:paragraph-rsid="0017a341"/>
    </style:style>
    <style:style style:name="P2" style:family="paragraph" style:parent-style-name="Standard">
      <style:text-properties fo:font-weight="bold" officeooo:rsid="0017a341" officeooo:paragraph-rsid="0017a34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ción MultiChannel Blog</text:p>
      <text:p text:style-name="P1">Cristian Portillo y Gonzalo Delgad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0:06:03.454000000</meta:creation-date>
    <dc:date>2025-10-27T10:07:22.482000000</dc:date>
    <meta:editing-duration>PT1M20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2" meta:word-count="8" meta:character-count="66" meta:non-whitespace-character-count="60"/>
  </office:meta>
</office:document-meta>
</file>